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r10" style:family="presentation" style:parent-style-name="Blue_5f_Curve1-outline1">
      <style:graphic-properties draw:fill-color="#ff4000"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4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SS<text:line-break/>(part 1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s for Cascading Style Sheets</text:p>
              </text:list-item>
              <text:list-item>
                <text:p>Describes how HTML elements are to be displayed on screen, paper, or in other media</text:p>
              </text:list-item>
              <text:list-item>
                <text:p>It can control the layout of multiple web pages all at once</text:p>
              </text:list-item>
              <text:list-item>
                <text:p>External style sheets are stored in CSS fi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amp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ody {</text:p>
              </text:list-item>
              <text:list-item>
                <text:p><text:s text:c="2"/>background-color: lightblue;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h1 {</text:p>
              </text:list-item>
              <text:list-item>
                <text:p><text:s text:c="2"/>color: white;</text:p>
              </text:list-item>
              <text:list-item>
                <text:p><text:s text:c="2"/>text-align: center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tructure</text:p>
          </draw:text-box>
        </draw:frame>
        <draw:frame presentation:style-name="pr9" draw:layer="layout" svg:width="25.199cm" svg:height="12.179cm" svg:x="1.524cm" svg:y="5.334cm" presentation:class="outline" presentation:user-transformed="true">
          <draw:text-box>
            <text:list text:style-name="L2">
              <text:list-header>
                <text:p>Selector + declaration block<text:line-break/><text:line-break/>a { color: red; background-color: green; }</text:p>
                <text:p/>
                <text:p>Declaration is <text:span text:style-name="T1">property: value;</text:span> pai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elector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Simple selectors (select elements based on name, id, class)</text:p>
              </text:list-item>
              <text:list-item>
                <text:p>Combinator selectors (select elements based on a specific relationship between them)</text:p>
              </text:list-item>
              <text:list-item>
                <text:p>Pseudo-class selectors (select elements based on a certain state)</text:p>
              </text:list-item>
              <text:list-item>
                <text:p>Pseudo-elements selectors (select and style a part of an element)</text:p>
              </text:list-item>
              <text:list-item>
                <text:p>Attribute selectors (select elements based on an attribute or attribute val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By tag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p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y cla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.center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y i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#para1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y tag and cla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p.center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fer to multiple classe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&lt;p class="center large"&gt;Hello&lt;/p&gt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Universal selecto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* {</text:p>
                <text:p><text:s text:c="2"/>text-align: center;</text:p>
                <text:p><text:s text:c="2"/>color: blue;</text:p>
                <text:p>}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rouped selecto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h1, h2, p {</text:p>
                <text:p><text:s text:c="2"/>text-align: center;</text:p>
                <text:p><text:s text:c="2"/>color: red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ow to insert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xternal CSS (good idea)</text:p>
              </text:list-item>
              <text:list-item>
                <text:p>Internal CSS (bad idea)</text:p>
              </text:list-item>
              <text:list-item>
                <text:p>Inline CSS (worst ide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xternal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  <text:p>&lt;html&gt;</text:p>
                <text:p><text:s text:c="2"/>&lt;head&gt;</text:p>
                <text:p><text:s text:c="4"/>&lt;link rel="stylesheet" href="mystyle.css"&gt;</text:p>
                <text:p><text:s text:c="2"/>&lt;/head&gt;</text:p>
                <text:p><text:s text:c="2"/>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ternal CS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!DOCTYPE html&gt;</text:p>
                <text:p>&lt;html&gt;</text:p>
                <text:p><text:s/>&lt;head&gt;</text:p>
                <text:p><text:s text:c="2"/>&lt;style&gt;</text:p>
                <text:p><text:s text:c="3"/>body {</text:p>
                <text:p><text:s text:c="4"/>background-color: linen;</text:p>
                <text:p><text:s text:c="3"/>}</text:p>
                <text:p><text:s text:c="3"/>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line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…<text:line-break/>&lt;h1 style="color:blue;text-align:center;"&gt;Heading&lt;/h1&gt;</text:p>
                <text:p>&lt;p style="color:red;"&gt;Paragraph&lt;/p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ascading orde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All the styles in a page will "cascade" into a new "virtual" style sheet by the following rules, where first one has the highest priority:</text:p>
              </text:list-header>
              <text:list-item>
                <text:p>Inline style (inside an HTML element)</text:p>
              </text:list-item>
              <text:list-item>
                <text:p>External and internal style sheets (in the head section)</text:p>
              </text:list-item>
              <text:list-item>
                <text:p>Browser de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ments in CS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/* This is a comment in CSS */</text:p>
                <text:p>p { color: red; 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lors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2">
              <text:list-item>
                <text:p>Colors defined by name (red, greed, blue, etc…), by RGB value (#ffcccc) or by other possible ways (see HTML colors for details)</text:p>
              </text:list-item>
              <text:list-item>
                <text:p><text:span text:style-name="T1">color</text:span> – defines text color</text:p>
              </text:list-item>
              <text:list-item>
                <text:p><text:span text:style-name="T1">background-color</text:span> – defines background color</text:p>
              </text:list-item>
              <text:list-item>
                <text:p><text:span text:style-name="T1">border-color</text:span> – defines border color (requires other border properties to w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ckground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ackground-color</text:span> – color of the background</text:p>
              </text:list-item>
              <text:list-item>
                <text:p><text:span text:style-name="T1">background-image</text:span> - background with image</text:p>
              </text:list-item>
              <text:list-item>
                <text:p><text:span text:style-name="T1">background-repeat</text:span> - how to repeat background image</text:p>
              </text:list-item>
              <text:list-item>
                <text:p><text:span text:style-name="T1">background-attachment</text:span><text:span text:style-name="T2"> - fix or scroll image</text:span></text:p>
              </text:list-item>
              <text:list-item>
                <text:p><text:span text:style-name="T1">background-position</text:span> - position of the background image</text:p>
              </text:list-item>
              <text:list-item>
                <text:p><text:span text:style-name="T1">background</text:span> - shorthand for all 5 proper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order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order-style</text:span> (dotted, dashed, solid, ...)</text:p>
              </text:list-item>
              <text:list-item>
                <text:p><text:span text:style-name="T1">border-width</text:span></text:p>
              </text:list-item>
              <text:list-item>
                <text:p><text:span text:style-name="T1">border-color</text:span></text:p>
              </text:list-item>
              <text:list-item>
                <text:p>border-left-*, right, bottom and top - border sides. Can specify multiple sides at single property:<text:line-break/>border-style: solid dotted solid dotted;</text:p>
              </text:list-item>
              <text:list-item>
                <text:p><text:span text:style-name="T1">border-radius</text:span> - rounded ang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argin and Padding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margin - space outside borders</text:p>
              </text:list-item>
              <text:list-item>
                <text:p>margin-left, right, top, bottom</text:p>
              </text:list-item>
              <text:list-item>
                <text:p>padding - space inside borders</text:p>
              </text:list-item>
              <text:list-item>
                <text:p>padding-left, right, top, bott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idth and Heigh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idth</text:span>, <text:span text:style-name="T1">height</text:span> - defines sizes of the box</text:p>
              </text:list-item>
              <text:list-item>
                <text:p><text:span text:style-name="T1">auto</text:span> - browser calculates the height and width</text:p>
              </text:list-item>
              <text:list-item>
                <text:p><text:span text:style-name="T1">length</text:span> - in px, cm etc.</text:p>
              </text:list-item>
              <text:list-item>
                <text:p><text:span text:style-name="T1">%</text:span> - in percent of the containing block</text:p>
              </text:list-item>
              <text:list-item>
                <text:p><text:span text:style-name="T1">initial</text:span> - height/width to its default value</text:p>
              </text:list-item>
              <text:list-item>
                <text:p><text:span text:style-name="T1">inherit</text:span> - will be inherited from its parent value</text:p>
              </text:list-item>
              <text:list-item>
                <text:p><text:span text:style-name="T1">min/max-width/he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0:45:43.525099206</meta:creation-date>
    <meta:editing-duration>PT2H2M40S</meta:editing-duration>
    <meta:editing-cycles>26</meta:editing-cycles>
    <meta:generator>LibreOffice/6.4.6.2$Linux_X86_64 LibreOffice_project/40$Build-2</meta:generator>
    <dc:title>Blue Curve</dc:title>
    <dc:date>2020-11-05T10:15:34.228454726</dc:date>
    <meta:document-statistic meta:object-count="126"/>
  </office:meta>
</office:document-meta>
</file>